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1.234cm" fo:min-width="9.36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6"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9"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10"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1" style:family="graphic" style:parent-style-name="standard">
      <style:graphic-properties draw:stroke="none" draw:fill-color="#f6f9d4" draw:opacity="25%" draw:textarea-horizontal-align="justify" draw:textarea-vertical-align="middle" draw:auto-grow-height="false" fo:min-height="11.797cm" fo:min-width="9.842cm"/>
    </style:style>
    <style:style style:name="gr12"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3"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4"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5"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4.696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ffdbb6"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dbb6" draw:opacity="15%"/>
      <style:paragraph-properties fo:text-align="center"/>
    </style:style>
    <style:style style:name="P12" style:family="paragraph">
      <loext:graphic-properties draw:fill-color="#ffe994" draw:opacity="15%"/>
      <style:paragraph-properties fo:text-align="center"/>
    </style:style>
    <style:style style:name="P13" style:family="paragraph">
      <loext:graphic-properties draw:fill="none" draw:fill-color="#ffdbb6" draw:opacity="50%"/>
      <style:paragraph-properties fo:text-align="start" style:writing-mode="lr-tb"/>
      <style:text-properties fo:font-size="40pt" style:font-size-asian="40pt" style:font-size-complex="40pt"/>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2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ffdbb6"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text-align="center"/>
    </style:style>
    <style:style style:name="P28" style:family="paragraph">
      <style:paragraph-properties fo:text-align="center" style:writing-mode="lr-tb"/>
    </style:style>
    <style:style style:name="P29" style:family="paragraph">
      <style:paragraph-properties fo:margin-left="0cm" fo:margin-right="0cm" fo:margin-top="0.8cm" fo:margin-bottom="0.3cm" fo:line-height="115%" fo:text-indent="0cm"/>
    </style:style>
    <style:style style:name="P30" style:family="paragraph">
      <style:paragraph-properties fo:margin-top="0.8cm" fo:margin-bottom="0.3cm" fo:line-height="115%" style:writing-mode="lr-tb"/>
      <style:text-properties fo:font-size="24pt" style:font-size-asian="24pt" style:font-size-complex="24pt"/>
    </style:style>
    <style:style style:name="P31" style:family="paragraph">
      <style:paragraph-properties fo:margin-left="0cm" fo:margin-right="0cm" fo:margin-top="0.6cm" fo:margin-bottom="0.1cm" fo:line-height="115%" fo:text-indent="0cm"/>
    </style:style>
    <style:style style:name="P32" style:family="paragraph">
      <style:paragraph-properties fo:line-height="115%" style:writing-mode="lr-tb"/>
      <style:text-properties fo:font-size="24pt" style:font-size-asian="24pt" style:font-size-complex="24pt"/>
    </style:style>
    <style:style style:name="P33" style:family="paragraph">
      <style:paragraph-properties fo:line-height="115%" style:writing-mode="lr-tb"/>
    </style:style>
    <style:style style:name="P34" style:family="paragraph">
      <style:paragraph-properties fo:margin-left="0cm" fo:margin-right="0cm" fo:margin-top="0.5cm" fo:margin-bottom="0cm" fo:line-height="115%" fo:text-indent="0cm" style:writing-mode="lr-tb"/>
    </style:style>
    <style:style style:name="P35" style:family="paragraph">
      <style:paragraph-properties style:writing-mode="lr-tb"/>
      <style:text-properties fo:font-size="28pt" style:font-size-asian="28pt" style:font-size-complex="28pt"/>
    </style:style>
    <style:style style:name="P36" style:family="paragraph">
      <style:paragraph-properties fo:margin-left="0cm" fo:margin-right="0cm" fo:margin-top="0.5cm" fo:margin-bottom="0cm" fo:text-indent="0cm" style:writing-mode="lr-tb"/>
    </style:style>
    <style:style style:name="P37" style:family="paragraph">
      <loext:graphic-properties draw:fill-color="#ffffff"/>
      <style:paragraph-properties style:writing-mode="lr-tb"/>
      <style:text-properties style:font-size-asian="20pt"/>
    </style:style>
    <style:style style:name="P38" style:family="paragraph">
      <style:paragraph-properties fo:margin-left="0cm" fo:margin-right="0cm" fo:margin-top="0.5cm" fo:margin-bottom="0cm" fo:text-align="center" fo:text-indent="0cm"/>
    </style:style>
    <style:style style:name="P39"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6.206cm" svg:height="15.014cm" draw:transform="rotate (-0.404741853537485) translate (10.241cm -3.10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補佐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office:forms form:automatic-focus="false" form:apply-design-mode="false"/>
        <draw:custom-shape draw:style-name="gr6"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1"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8" draw:text-style-name="P12"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3" draw:layer="layout" svg:width="25.1cm" svg:height="4.696cm" svg:x="1.4cm" svg:y="2.585cm">
          <draw:text-box>
            <text:p text:style-name="P5"><text:span text:style-name="T4">♥</text:span><text:span text:style-name="T5">豊住</text:span><text:span text:style-name="T3">（プロジェクトリーダー</text:span><text:span text:style-name="T3">/</text:span><text:span text:style-name="T3">ドキュメントリーダー）</text:span></text:p>
          </draw:text-box>
        </draw:fram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custom-shape draw:style-name="gr9"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0"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テスト補佐としてコーディング等のサポートを行い、チームメンバーのスキルアップを図る。</text:span></text:p>
          </draw:text-box>
        </draw:frame>
        <draw:frame presentation:style-name="pr9" draw:text-style-name="P16" draw:layer="layout" svg:width="18.199cm" svg:height="2.865cm" svg:x="1.401cm" svg:y="3.635cm">
          <draw:text-box>
            <text:p text:style-name="P5"><text:span text:style-name="T7">♠</text:span><text:span text:style-name="T5">新井</text:span><text:span text:style-name="T3">（テクニカルリーダー</text:span><text:span text:style-name="T3">/</text:span><text:span text:style-name="T3">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office:forms form:automatic-focus="false" form:apply-design-mode="false"/>
        <draw:custom-shape draw:style-name="gr11"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3"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6" draw:layer="layout" svg:width="18.199cm" svg:height="2.865cm" svg:x="1.401cm" svg:y="3.501cm">
          <draw:text-box>
            <text:p text:style-name="P5"><text:span text:style-name="T8">♣</text:span><text:span text:style-name="T5">金澤</text:span><text:span text:style-name="T3">（テストリーダー、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office:forms form:automatic-focus="false" form:apply-design-mode="false"/>
        <draw:custom-shape draw:style-name="gr14"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5"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1"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6" draw:layer="layout" svg:width="20.599cm" svg:height="2.865cm" svg:x="1.401cm" svg:y="4cm">
          <draw:text-box>
            <text:p text:style-name="P5"><text:span text:style-name="T9">♦</text:span><text:span text:style-name="T5">川瀬</text:span><text:span text:style-name="T3">（データベースリーダー</text:span><text:span text:style-name="T3">/</text:span><text:span text:style-name="T3">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1" draw:text-style-name="P23" draw:layer="layout" svg:width="10.1cm" svg:height="4.615cm" svg:x="1.4cm" svg:y="3.985cm" presentation:class="outline" presentation:user-transformed="true">
          <draw:text-box>
            <text:list text:style-name="L2">
              <text:list-item>
                <text:p text:style-name="P21"><text:span text:style-name="T2">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985cm" presentation:class="outline" presentation:user-transformed="true">
          <draw:text-box>
            <text:list text:style-name="L2">
              <text:list-item>
                <text:p text:style-name="P24"><text:span text:style-name="T2">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6cm" presentation:class="outline" presentation:user-transformed="true">
          <draw:text-box>
            <text:list text:style-name="L2">
              <text:list-item>
                <text:p text:style-name="P24"><text:span text:style-name="T2">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4"><text:span text:style-name="T2">画面遷移図が完成した時点で、必要なファイルを作った為、</text:span></text:p>
                <text:p text:style-name="P4"><text:span text:style-name="T2">いち早くコーディングに移る事ができた。</text:span></text:p>
              </text:list-item>
              <text:list-item>
                <text:p text:style-name="P4"><text:span text:style-name="T2">コーディング規則を予め決めていた為、文字違いによる事故を減らした。</text:span></text:p>
              </text:list-item>
              <text:list-item>
                <text:p text:style-name="P4"><text:span text:style-name="T2">進捗状況を常に把握する為、各自の作業内容の確認と共有を行い、逐一ガントチャートで管理し、タスクの配分を行いやすくし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text-style-name="P4" draw:layer="layout" svg:width="25.199cm" svg:height="2.629cm" svg:x="1.4cm" svg:y="1.128cm" presentation:class="title" presentation:user-transformed="true">
          <draw:text-box>
            <text:p>５．デモ</text:p>
          </draw:text-box>
        </draw:frame>
        <draw:frame presentation:style-name="pr14" draw:text-style-name="P28" draw:layer="layout" svg:width="25.199cm" svg:height="9.134cm" svg:x="1.4cm" svg:y="3.685cm" presentation:class="outline" presentation:user-transformed="true">
          <draw:text-box>
            <text:list text:style-name="L2">
              <text:list-header>
                <text:p text:style-name="P27">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0" draw:layer="layout" svg:width="25.199cm" svg:height="9.134cm" svg:x="1.4cm" svg:y="5.2cm" presentation:class="outline" presentation:user-transformed="true">
          <draw:text-box>
            <text:p text:style-name="P29"><text:span text:style-name="T6">・役割変更が頻繁にあった為、アナウンスの回数や情報の把握が非常に多く、タスクの割り振りが難しかった。</text:span></text:p>
            <text:p text:style-name="P29"><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29"><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改善点</text:p>
          </draw:text-box>
        </draw:frame>
        <draw:frame presentation:style-name="pr4" draw:text-style-name="P32" draw:layer="layout" svg:width="26.099cm" svg:height="9.134cm" svg:x="1.001cm" svg:y="5cm" presentation:class="outline" presentation:user-transformed="true">
          <draw:text-box>
            <text:p text:style-name="P31"><text:span text:style-name="T6">・設計書で使われる用語やデザインが統一されていなかった為、次回設計を行う時は予め、設計書のルールを決めて設計を行いたい。</text:span></text:p>
            <text:p text:style-name="P31"><text:span text:style-name="T6">・ログアウト後にブラウザの戻るボタンを押したときに、戻れなくなる機能を追加する。</text:span></text:p>
            <text:p text:style-name="P31"><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5" draw:layer="layout" svg:width="27.077cm" svg:height="11.315cm" svg:x="0.123cm" svg:y="3.685cm" presentation:class="outline" presentation:user-transformed="true">
          <draw:text-box>
            <text:list text:style-name="L2">
              <text:list-header>
                <text:p text:style-name="P4"><text:span text:style-name="T10">（豊住）</text:span></text:p>
                <text:p text:style-name="P33"><text:span text:style-name="T10">開発や設計を行い様々な機能を作る上で様々な疑問を積極的に経験し、試行錯誤をして問題解決ができるエンジニアを目指します。</text:span></text:p>
                <text:p text:style-name="P4"><text:span text:style-name="T10"/></text:p>
                <text:p text:style-name="P4"><text:span text:style-name="T10">（新井）</text:span></text:p>
                <text:p text:style-name="P34"><text:span text:style-name="T11">進捗状況やコミュニケーション等、チーム開発の難しさを学ぶ事ができた。今後はプログラミングだけじゃない状況把握能力も高めていきたい。</text:span></text:p>
                <text:p text:style-name="P4"><text:span text:style-name="T12"/></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7">８．今後の展望</text:p>
          </draw:text-box>
        </draw:frame>
        <draw:frame presentation:style-name="pr4" draw:text-style-name="P4" draw:layer="layout" svg:width="25.199cm" svg:height="9.134cm" svg:x="1.4cm" svg:y="3.685cm" presentation:class="outline">
          <draw:text-box>
            <text:list text:style-name="L2">
              <text:list-header>
                <text:p text:style-name="P36"><text:span text:style-name="T12">（金澤）</text:span></text:p>
                <text:p text:style-name="P36"><text:span text:style-name="T12">コーディングの時間より考える事に時間を使いすぎた為、もう少し素早くコーディングを行えるように鍛えたい。</text:span></text:p>
                <text:p text:style-name="P36"><text:span text:style-name="T12"/></text:p>
                <text:p text:style-name="P36"><text:span text:style-name="T12">（川瀬）</text:span></text:p>
                <text:p text:style-name="P36"><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7"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4" draw:text-style-name="P39" draw:layer="layout" svg:width="25.199cm" svg:height="9.134cm" svg:x="0.901cm" svg:y="2.866cm" presentation:class="outline" presentation:user-transformed="true">
          <draw:text-box>
            <text:list text:style-name="L2">
              <text:list-header>
                <text:p text:style-name="P38"><text:span text:style-name="T13">♠</text:span><text:span text:style-name="T14">♥</text:span><text:span text:style-name="T15">Thank you for your viewing!</text:span><text:span text:style-name="T16">♦</text:span><text:span text:style-name="T17">♣</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1"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12:30:17.352000000</dc:date>
    <meta:editing-duration>PT2H48M58S</meta:editing-duration>
    <meta:editing-cycles>20</meta:editing-cycles>
    <meta:generator>LibreOffice/7.2.5.2$Windows_X86_64 LibreOffice_project/499f9727c189e6ef3471021d6132d4c694f357e5</meta:generator>
    <meta:document-statistic meta:object-count="147"/>
  </office:meta>
</office:document-meta>
</file>